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999999" fo:border-bottom="thick solid #666666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999999" fo:border-bottom="thick solid #666666" fo:border-left="none" fo:border-right="2pt solid #999999" style:vertical-align="middle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999999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2pt solid #999999" fo:border-left="none" fo:border-right="2pt solid #999999" style:vertical-align="middle" fo:wrap-option="wrap"/>
    </style:style>
    <style:style style:name="co1" style:family="table-column">
      <style:table-column-properties fo:break-before="auto" style:column-width="10.16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4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ustomers</text:p>
          </table:table-cell>
          <table:table-cell office:value-type="string" table:style-name="ce3">
            <text:p>Order Pric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&lt;&lt;foreach [in customers]&gt;&gt;&lt;&lt;[CustomerName]&gt;&gt;</text:p>
          </table:table-cell>
          <table:table-cell office:value-type="string" table:style-name="ce5">
            <text:p>&lt;&lt;[Order.Sum(</text:p>
            <text:p><text:s text:c="2"/>c =&gt; c.Price)]&gt;&gt;&lt;&lt;/foreach&gt;&gt;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Total:</text:p>
          </table:table-cell>
          <table:table-cell office:value-type="string" table:style-name="ce5">
            <text:p>&lt;&lt;[Sum(</text:p>
            <text:p><text:s text:c="2"/>m =&gt; m.Order.Sum(</text:p>
            <text:p><text:s text:c="4"/>c =&gt; c.Price))]&gt;&gt;</text:p>
          </table:table-cell>
          <table:table-cell table:number-columns-repeated="16382"/>
        </table:table-row>
        <table:table-row table:number-rows-repeated="104857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Иван</meta:initial-creator>
    <dc:creator>USMAN</dc:creator>
    <meta:creation-date>2015-10-26T12:38:53Z</meta:creation-date>
    <dc:date>2015-12-14T06:51:53Z</dc:date>
  </office:meta>
</office:document-meta>
</file>